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0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1" style:family="graphic" style:parent-style-name="Default_5f_1">
      <style:graphic-properties draw:textarea-horizontal-align="justify" draw:textarea-vertical-align="middle" draw:auto-grow-height="false" fo:min-height="1.097cm" fo:min-width="1.56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standard">
      <style:graphic-properties draw:fill-color="#ffe994" draw:textarea-horizontal-align="justify" draw:textarea-vertical-align="middle" draw:auto-grow-height="false" fo:min-height="0.957cm" fo:min-width="1.723cm"/>
    </style:style>
    <style:style style:name="gr27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3.404cm"/>
    </style:style>
    <style:style style:name="gr28" style:family="graphic" style:parent-style-name="Default_5f_1">
      <style:graphic-properties draw:fill-color="#eeeeee" draw:opacity="80%" draw:textarea-horizontal-align="justify" draw:textarea-vertical-align="middle" draw:auto-grow-height="false" fo:min-height="0.512cm" fo:min-width="1.278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30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31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4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6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7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8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9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40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41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42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3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45" style:family="graphic" style:parent-style-name="Default_5f_1">
      <style:graphic-properties draw:fill-color="#eeeeee" draw:opacity="80%" draw:textarea-horizontal-align="justify" draw:textarea-vertical-align="middle" draw:auto-grow-height="false" fo:min-height="2.387cm" fo:min-width="4.042cm"/>
    </style:style>
    <style:style style:name="gr46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gr47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977cm"/>
    </style:style>
    <style:style style:name="gr48" style:family="graphic" style:parent-style-name="Default_5f_1">
      <style:graphic-properties draw:fill-color="#eeeeee" draw:opacity="80%" draw:textarea-horizontal-align="justify" draw:textarea-vertical-align="middle" draw:auto-grow-height="false" fo:min-height="1.929cm" fo:min-width="3.965cm"/>
    </style:style>
    <style:style style:name="gr49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4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e994"/>
      <style:paragraph-properties fo:text-align="center"/>
      <style:text-properties fo:font-size="12pt" fo:background-color="transparent"/>
    </style:style>
    <style:style style:name="P16" style:family="paragraph">
      <loext:graphic-properties draw:fill-color="#f6f9d4"/>
      <style:paragraph-properties fo:text-align="center"/>
    </style:style>
    <style:style style:name="P17" style:family="paragraph">
      <loext:graphic-properties draw:fill-color="#f6f9d4" draw:opacity="8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1.645cm -2.513cm" svg:x1="7.223cm" svg:y1="15.034cm" svg:x2="2.207cm" svg:y2="6.334cm" draw:start-shape="id11" draw:start-glue-point="10" draw:end-shape="id12" draw:end-glue-point="4" svg:d="M7223 15034c3217 0 2681-5858 623-9164s-5639-4060-5639 464" svg:viewBox="0 0 7307 11870">
          <text:p/>
        </draw:connector>
        <draw:connector draw:style-name="gr1" draw:text-style-name="P1" draw:layer="layout" draw:type="curve" svg:x1="7.16cm" svg:y1="10.906cm" svg:x2="6.017cm" svg:y2="14.208cm" draw:start-shape="id13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3.017cm" svg:x1="10.843cm" svg:y1="3.032cm" svg:x2="13.002cm" svg:y2="20.812cm" draw:start-shape="id14" draw:start-glue-point="8" draw:end-shape="id15" draw:end-glue-point="4" svg:d="M10843 3032c0 17859 2159 8969 2159 17780" svg:viewBox="0 0 2160 17781">
          <text:p/>
        </draw:connector>
        <draw:connector draw:style-name="gr1" draw:text-style-name="P1" draw:layer="layout" draw:type="curve" svg:x1="18.717cm" svg:y1="5.445cm" svg:x2="19.384cm" svg:y2="11.287cm" draw:start-shape="id16" draw:start-glue-point="8" draw:end-shape="id17" draw:end-glue-point="4" svg:d="M18717 5445c0 4380 667 1459 667 5842" svg:viewBox="0 0 668 5843">
          <text:p/>
        </draw:connector>
        <draw:connector draw:style-name="gr1" draw:text-style-name="P1" draw:layer="layout" draw:type="curve" svg:x1="10.335cm" svg:y1="16.875cm" svg:x2="13.002cm" svg:y2="20.812cm" draw:start-shape="id18" draw:start-glue-point="8" draw:end-shape="id15" draw:end-glue-point="4" svg:d="M10335 16875c0 2952 2667 984 2667 3937" svg:viewBox="0 0 2668 3938">
          <text:p/>
        </draw:connector>
        <draw:custom-shape draw:style-name="gr18" draw:text-style-name="P13" xml:id="id14" draw:id="id14" draw:layer="layout" svg:width="2.667cm" svg:height="1.524cm" svg:x="9.509cm" svg:y="1.508cm">
          <text:p text:style-name="P2"><text:span text:style-name="T1">Begin</text:span></text:p>
          <text:p text:style-name="P2"><text:span text:style-name="T1">(nil/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509cm" svg:y1="2.27cm" svg:x2="2.207cm" svg:y2="6.334cm" draw:start-shape="id14" draw:start-glue-point="6" draw:end-shape="id12" draw:end-glue-point="4" svg:d="M9509 2270c-4868 0-7302 1354-7302 4064" svg:viewBox="0 0 7303 4065">
          <text:p/>
        </draw:connector>
        <draw:frame draw:style-name="gr19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0" draw:text-style-name="P14" xml:id="id17" draw:id="id17" draw:layer="layout" svg:width="2.413cm" svg:height="1.651cm" svg:x="18.177cm" svg:y="11.287cm">
          <text:p text:style-name="P2"><text:span text:style-name="T1">UserInvoice</text:span></text:p>
          <text:p text:style-name="P2"><text:span text:style-name="T1">(p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76cm" svg:y1="2.27cm" svg:x2="18.717cm" svg:y2="3.794cm" draw:start-shape="id14" draw:start-glue-point="10" draw:end-shape="id16" draw:end-glue-point="4" svg:d="M12176 2270c4361 0 6541 508 6541 1524" svg:viewBox="0 0 6542 1525">
          <text:p/>
        </draw:connector>
        <draw:connector draw:style-name="gr1" draw:text-style-name="P1" draw:layer="layout" draw:type="curve" svg:x1="19.384cm" svg:y1="12.938cm" svg:x2="13.002cm" svg:y2="20.812cm" draw:start-shape="id17" draw:start-glue-point="8" draw:end-shape="id15" draw:end-glue-point="4" svg:d="M19384 12938c0 5904-6382 1967-6382 7874" svg:viewBox="0 0 6383 7875">
          <text:p/>
        </draw:connector>
        <draw:connector draw:style-name="gr1" draw:text-style-name="P1" draw:layer="layout" draw:type="curve" draw:line-skew="-1.087cm -2.872cm" svg:x1="18.177cm" svg:y1="12.113cm" svg:x2="17.863cm" svg:y2="5.204cm" draw:start-shape="id17" draw:start-glue-point="6" draw:end-shape="id16" draw:end-glue-point="7" svg:d="M18177 12113c-2385 0-1988-3310-1470-4929s1156-1547 1156-1980" svg:viewBox="0 0 1864 6910">
          <text:p/>
        </draw:connector>
        <draw:connector draw:style-name="gr1" draw:text-style-name="P1" draw:layer="layout" draw:type="curve" draw:line-skew="0.837cm" svg:x1="19.384cm" svg:y1="12.938cm" svg:x2="13.764cm" svg:y2="9.001cm" draw:start-shape="id17" draw:start-glue-point="8" draw:end-shape="id19" draw:end-glue-point="8" svg:d="M19384 12938c0 2005-5620 3974-5620-3937" svg:viewBox="0 0 5621 5726">
          <text:p/>
        </draw:connector>
        <draw:custom-shape draw:style-name="gr20" draw:text-style-name="P14" xml:id="id19" draw:id="id19" draw:layer="layout" svg:width="2.413cm" svg:height="1.651cm" svg:x="12.557cm" svg:y="7.35cm">
          <text:p text:style-name="P2"><text:span text:style-name="T1">Pe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2.176cm" draw:start-shape="id12" draw:start-glue-point="8" draw:end-shape="id20" draw:end-glue-point="4" svg:d="M2207 7985v4191" svg:viewBox="0 0 1 4192">
          <text:p/>
        </draw:connector>
        <draw:custom-shape draw:style-name="gr21" draw:text-style-name="P14" xml:id="id21" draw:id="id21" draw:layer="layout" svg:width="2.921cm" svg:height="1.905cm" svg:x="14.716cm" svg:y="25.257cm">
          <text:p text:style-name="P2"><text:span text:style-name="T1">User/PeerValid</text:span></text:p>
          <text:p text:style-name="P2"><text:span text:style-name="T1">(goo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2.667cm" svg:x1="10.843cm" svg:y1="3.032cm" svg:x2="10.335cm" svg:y2="15.224cm" draw:start-shape="id14" draw:start-glue-point="8" draw:end-shape="id18" draw:end-glue-point="4" svg:d="M10843 3032c0 13143-508 7047-508 12192" svg:viewBox="0 0 509 12193">
          <text:p/>
        </draw:connector>
        <draw:custom-shape draw:style-name="gr20" draw:text-style-name="P14" xml:id="id16" draw:id="id16" draw:layer="layout" svg:width="2.413cm" svg:height="1.651cm" svg:x="17.51cm" svg:y="3.794cm">
          <text:p text:style-name="P2"><text:span text:style-name="T1">UserRequest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12" draw:id="id12" draw:layer="layout" svg:width="2.413cm" svg:height="1.651cm" svg:x="1cm" svg:y="6.334cm">
          <text:p text:style-name="P2"><text:span text:style-name="T1">PeerInvoic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20" draw:id="id20" draw:layer="layout" svg:width="2.413cm" svg:height="1.651cm" svg:x="1cm" svg:y="12.176cm">
          <text:p text:style-name="P2"><text:span text:style-name="T1">UserAgree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18" draw:id="id18" draw:layer="layout" svg:width="2.413cm" svg:height="1.651cm" svg:x="9.128cm" svg:y="15.224cm">
          <text:p text:style-name="P2"><text:span text:style-name="T1">UserDraft</text:span></text:p>
          <text:p text:style-name="P2"><text:span text:style-name="T1">(pen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7.35cm" svg:x2="17.51cm" svg:y2="4.62cm" draw:start-shape="id19" draw:start-glue-point="4" draw:end-shape="id16" draw:end-glue-point="6" svg:d="M13764 7350c0-1820 1248-2730 3746-2730" svg:viewBox="0 0 3747 2731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3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3.794cm" svg:y="1.223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256cm" svg:y="6.46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.762cm" svg:y="2.651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001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462cm" svg:y="12.684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4.716cm" svg:y="9.001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43cm" svg:y="4.04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97cm" svg:y="15.478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9.763cm" svg:y="11.922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8.112cm" svg:y="17.383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3" draw:id="id13" draw:layer="layout" svg:width="2.413cm" svg:height="1.651cm" svg:x="5.953cm" svg:y="9.255cm">
          <text:p text:style-name="P2"><text:span text:style-name="T1">UserDecline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2.668cm" svg:x1="2.207cm" svg:y1="13.827cm" svg:x2="13.002cm" svg:y2="20.812cm" draw:start-shape="id20" draw:start-glue-point="8" draw:end-shape="id15" draw:end-glue-point="4" svg:d="M2207 13827c0 9240 10795 5748 10795 6985" svg:viewBox="0 0 10796 6986">
          <text:p/>
        </draw:connector>
        <draw:custom-shape draw:style-name="gr12" draw:text-style-name="P11" draw:layer="layout" svg:width="4.064cm" svg:height="2.286cm" svg:x="0.492cm" svg:y="15.986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11" draw:id="id11" draw:layer="layout" svg:width="2.413cm" svg:height="1.651cm" svg:x="4.81cm" svg:y="14.208cm">
          <text:p text:style-name="P2"><text:span text:style-name="T1">UserVoid</text:span></text:p>
          <text:p text:style-name="P2"><text:span text:style-name="T1">(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15" xml:id="id15" draw:id="id15" draw:layer="layout" svg:width="4.445cm" svg:height="2.413cm" svg:x="10.779cm" svg:y="20.812cm">
          <text:p text:style-name="P2"><text:span text:style-name="T3">Chit fits on</text:span></text:p>
          <text:p text:style-name="P2"><text:span text:style-name="T3">our cha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draw:line-skew="1.249cm" svg:x1="15.224cm" svg:y1="22.019cm" svg:x2="17.637cm" svg:y2="26.21cm" draw:start-shape="id15" draw:start-glue-point="7" draw:end-shape="id21" draw:end-glue-point="10" svg:d="M15224 22019c6243 0 5036 4191 2413 4191" svg:viewBox="0 0 4548 4192">
          <text:p/>
        </draw:connector>
        <draw:connector draw:style-name="gr1" draw:text-style-name="P1" draw:layer="layout" draw:type="curve" svg:x1="13.002cm" svg:y1="23.225cm" svg:x2="16.177cm" svg:y2="25.257cm" draw:start-shape="id15" draw:start-glue-point="6" draw:end-shape="id21" draw:end-glue-point="4" svg:d="M13002 23225c0 1522 3175 507 3175 2032" svg:viewBox="0 0 3176 2033">
          <text:p/>
        </draw:connector>
        <draw:connector draw:style-name="gr1" draw:text-style-name="P1" draw:layer="layout" draw:type="curve" draw:line-skew="-0.719cm" svg:x1="10.779cm" svg:y1="22.019cm" svg:x2="14.716cm" svg:y2="26.21cm" draw:start-shape="id15" draw:start-glue-point="5" draw:end-shape="id21" draw:end-glue-point="6" svg:d="M10779 22019c-1831 0-3800 4191 3937 4191" svg:viewBox="0 0 5597 4192">
          <text:p/>
        </draw:connector>
        <draw:custom-shape draw:style-name="gr27" draw:text-style-name="P12" draw:layer="layout" svg:width="4.064cm" svg:height="1.651cm" svg:x="16.875cm" svg:y="21.828cm">
          <text:p text:style-name="P2"><text:span text:style-name="T1">We have the Stock</text:span></text:p>
          <text:p text:style-name="P2"><text:span text:style-name="T1">--------------------</text:span></text:p>
          <text:p text:style-name="P2"><text:span text:style-name="T1">Conform to foil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4.064cm" svg:height="1.651cm" svg:x="6.461cm" svg:y="22.717cm">
          <text:p text:style-name="P2"><text:span text:style-name="T1">We have the Foil</text:span></text:p>
          <text:p text:style-name="P2"><text:span text:style-name="T1">--------------------</text:span></text:p>
          <text:p text:style-name="P2"><text:span text:style-name="T1">Append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1.778cm" svg:height="0.762cm" svg:x="13.446cm" svg:y="24.114cm">
          <text:p text:style-name="P2"><text:span text:style-name="T1">Ye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8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9" draw:text-style-name="P5" draw:layer="layout" svg:width="12.834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0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0" draw:text-style-name="P16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3" draw:text-style-name="P17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7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0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7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40" draw:text-style-name="P17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41" draw:text-style-name="P17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42" draw:text-style-name="P17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3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5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svg:x1="18.145cm" svg:y1="10.462cm" svg:x2="14.526cm" svg:y2="12.557cm" draw:start-shape="id30" draw:start-glue-point="6" draw:end-shape="id31" draw:end-glue-point="4" svg:d="M18145 10462c-2413 0-3619 698-3619 2095" svg:viewBox="0 0 3620 2096">
          <text:p/>
        </draw:connector>
        <draw:connector draw:style-name="gr1" draw:text-style-name="P1" draw:layer="layout" draw:type="curve" svg:x1="6.616cm" svg:y1="18.285cm" svg:x2="12.43cm" svg:y2="21.257cm" draw:start-shape="id32" draw:start-glue-point="9" draw:end-shape="id33" draw:end-glue-point="6" svg:d="M6616 18285c0 1982 1938 2972 5814 2972" svg:viewBox="0 0 5815 2973">
          <text:p/>
        </draw:connector>
        <draw:custom-shape draw:style-name="gr18" draw:text-style-name="P13" xml:id="id34" draw:id="id34" draw:layer="layout" svg:width="2.667cm" svg:height="1.524cm" svg:x="12.271cm" svg:y="1.6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271cm" svg:y1="2.362cm" svg:x2="6.017cm" svg:y2="4.937cm" draw:start-shape="id34" draw:start-glue-point="6" draw:end-shape="id35" draw:end-glue-point="4" svg:d="M12271 2362c-4170 0-6254 858-6254 2575" svg:viewBox="0 0 6255 2576">
          <text:p/>
        </draw:connector>
        <draw:frame draw:style-name="gr44" draw:text-style-name="P5" draw:layer="layout" svg:width="12.935cm" svg:height="0.962cm" svg:x="0.951cm" svg:y="0.8cm">
          <draw:text-box>
            <text:p>Lift State Diagram</text:p>
          </draw:text-box>
        </draw:frame>
        <draw:custom-shape draw:style-name="gr20" draw:text-style-name="P14" xml:id="id31" draw:id="id31" draw:layer="layout" svg:width="2.413cm" svg:height="1.651cm" svg:x="13.319cm" svg:y="12.557cm">
          <text:p text:style-name="P2"><text:span text:style-name="T1">s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938cm" svg:y1="2.362cm" svg:x2="18.463cm" svg:y2="3.921cm" draw:start-shape="id34" draw:start-glue-point="10" draw:end-shape="id36" draw:end-glue-point="4" svg:d="M14938 2362c2350 0 3525 519 3525 1559" svg:viewBox="0 0 3526 1560">
          <text:p/>
        </draw:connector>
        <draw:connector draw:style-name="gr1" draw:text-style-name="P1" draw:layer="layout" draw:type="curve" draw:line-skew="0.16cm" svg:x1="14.526cm" svg:y1="14.208cm" svg:x2="13.637cm" svg:y2="20.431cm" draw:start-shape="id31" draw:start-glue-point="8" draw:end-shape="id33" draw:end-glue-point="4" svg:d="M14526 14208c0 4905-889 1794-889 6223" svg:viewBox="0 0 890 6224">
          <text:p/>
        </draw:connector>
        <draw:connector draw:style-name="gr1" draw:text-style-name="P1" draw:layer="layout" draw:type="curve" svg:x1="15.732cm" svg:y1="13.383cm" svg:x2="16.939cm" svg:y2="22.844cm" draw:start-shape="id31" draw:start-glue-point="10" draw:end-shape="id37" draw:end-glue-point="4" svg:d="M15732 13383c805 0 1207 3153 1207 9461" svg:viewBox="0 0 1208 9462">
          <text:p/>
        </draw:connector>
        <draw:connector draw:style-name="gr1" draw:text-style-name="P1" draw:layer="layout" draw:type="curve" svg:x1="15.379cm" svg:y1="12.798cm" svg:x2="18.971cm" svg:y2="16.24cm" draw:start-shape="id31" draw:start-glue-point="11" draw:end-shape="id38" draw:end-glue-point="4" svg:d="M15379 12798c0-1116 3592-2837 3592 3442" svg:viewBox="0 0 3593 4535">
          <text:p/>
        </draw:connector>
        <draw:custom-shape draw:style-name="gr20" draw:text-style-name="P14" xml:id="id38" draw:id="id38" draw:layer="layout" svg:width="2.413cm" svg:height="1.651cm" svg:x="17.764cm" svg:y="16.24cm">
          <text:p text:style-name="P2"><text:span text:style-name="T1">fai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5.763cm" svg:y1="18.526cm" svg:x2="12.783cm" svg:y2="21.841cm" draw:start-shape="id32" draw:start-glue-point="8" draw:end-shape="id33" draw:end-glue-point="7" svg:d="M5763 18526c0 6084 7020 4426 7020 3315" svg:viewBox="0 0 7021 4394">
          <text:p/>
        </draw:connector>
        <draw:custom-shape draw:style-name="gr20" draw:text-style-name="P14" xml:id="id33" draw:id="id33" draw:layer="layout" svg:width="2.413cm" svg:height="1.651cm" svg:x="12.43cm" svg:y="20.431cm">
          <text:p text:style-name="P2"><text:span text:style-name="T1">go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8.239cm" svg:y1="6.144cm" svg:x2="10.081cm" svg:y2="10.271cm" draw:start-shape="id35" draw:start-glue-point="7" draw:end-shape="id39" draw:end-glue-point="4" svg:d="M8239 6144c1228 0 1842 1375 1842 4127" svg:viewBox="0 0 1843 4128">
          <text:p/>
        </draw:connector>
        <draw:custom-shape draw:style-name="gr20" draw:text-style-name="P14" xml:id="id36" draw:id="id36" draw:layer="layout" svg:width="2.413cm" svg:height="1.651cm" svg:x="17.256cm" svg:y="3.921cm">
          <text:p text:style-name="P2"><text:span text:style-name="T1">draft</text:span></text:p>
          <text:p text:style-name="P2"><text:span text:style-name="T1">(void, 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32" draw:id="id32" draw:layer="layout" svg:width="2.413cm" svg:height="1.651cm" svg:x="4.556cm" svg:y="16.875cm">
          <text:p text:style-name="P2"><text:span text:style-name="T1">p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40" draw:id="id40" draw:layer="layout" svg:width="2.413cm" svg:height="1.651cm" svg:x="1.127cm" svg:y="22.971cm">
          <text:p text:style-name="P2"><text:span text:style-name="T1">v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064cm" svg:height="2.032cm" svg:x="15.732cm" svg:y="1.127cm">
          <text:p text:style-name="P2"><text:span text:style-name="T1">User or daemon creates </text:span></text:p>
          <text:p text:style-name="P2"><text:span text:style-name="T1">pay-intent lift in DB</text:span></text:p>
          <text:p text:style-name="P2"><text:span text:style-name="T1">--------------------</text:span></text:p>
          <text:p text:style-name="P2"><text:span text:style-name="T1">Request: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3.319cm" svg:y="9.255cm">
          <text:p text:style-name="P2"><text:span text:style-name="T1">DB Event: init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peer system</text:span></text:p>
          <text:p text:style-name="P2"><text:span text:style-name="T1">Action: 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7.604cm" svg:y="1.889cm">
          <text:p text:style-name="P2"><text:span text:style-name="T1">Receive lift request</text:span></text:p>
          <text:p text:style-name="P2"><text:span text:style-name="T1">Action: query</text:span></text:p>
          <text:p text:style-name="P2"><text:span text:style-name="T1">--------------------</text:span></text:p>
          <text:p text:style-name="P2"><text:span text:style-name="T1">Try to find dest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7.383cm" svg:y="12.303cm">
          <text:p text:style-name="P2"><text:span text:style-name="T1">Receive packet</text:span></text:p>
          <text:p text:style-name="P2"><text:span text:style-name="T1">Action: failed</text:span></text:p>
          <text:p text:style-name="P2"><text:span text:style-name="T1">--------------------</text:span></text:p>
          <text:p text:style-name="P2"><text:span text:style-name="T1">Update li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097cm" svg:y="19.034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826cm" svg:height="2.921cm" svg:x="11.414cm" svg:y="15.478cm">
          <text:p text:style-name="P2"><text:span text:style-name="T1">Receive loopback packet</text:span></text:p>
          <text:p text:style-name="P2"><text:span text:style-name="T1">Action: commit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text:p text:style-name="P2"><text:span text:style-name="T1">Issue 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4.909cm" svg:y1="18.285cm" svg:x2="2.334cm" svg:y2="22.971cm" draw:start-shape="id32" draw:start-glue-point="7" draw:end-shape="id40" draw:end-glue-point="4" svg:d="M4909 18285c0 3693-2575 1350-2575 4686" svg:viewBox="0 0 2576 4687">
          <text:p/>
        </draw:connector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4" xml:id="id37" draw:id="id37" draw:layer="layout" svg:width="2.413cm" svg:height="1.651cm" svg:x="15.732cm" svg:y="22.844cm">
          <text:p text:style-name="P2"><text:span text:style-name="T1">time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35" draw:id="id35" draw:layer="layout" svg:width="4.445cm" svg:height="2.413cm" svg:x="3.794cm" svg:y="4.937cm">
          <text:p text:style-name="P2"><text:span text:style-name="T3">Destination</text:span></text:p>
          <text:p text:style-name="P2"><text:span text:style-name="T3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svg:x1="6.017cm" svg:y1="7.35cm" svg:x2="3.223cm" svg:y2="10.398cm" draw:start-shape="id35" draw:start-glue-point="6" draw:end-shape="id41" draw:end-glue-point="4" svg:d="M6017 7350c0 2284-2794 761-2794 3048" svg:viewBox="0 0 2795 3049">
          <text:p/>
        </draw:connector>
        <draw:connector draw:style-name="gr1" draw:text-style-name="P1" draw:layer="layout" draw:type="curve" svg:x1="3.794cm" svg:y1="6.144cm" svg:x2="12.661cm" svg:y2="1.823cm" draw:start-shape="id35" draw:start-glue-point="5" draw:end-shape="id34" draw:end-glue-point="5" svg:d="M3794 6144c-753 0-628-2523 1777-3875s7090-1533 7090-446" svg:viewBox="0 0 9276 5029">
          <text:p/>
        </draw:connector>
        <draw:custom-shape draw:style-name="gr46" draw:text-style-name="P12" draw:layer="layout" svg:width="4.064cm" svg:height="2.667cm" svg:x="5.699cm" svg:y="21.447cm">
          <text:p text:style-name="P2"><text:span text:style-name="T1">Timed out</text:span></text:p>
          <text:p text:style-name="P2"><text:span text:style-name="T1">Got signature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064cm" svg:height="2.667cm" svg:x="7.223cm" svg:y="18.272cm">
          <text:p text:style-name="P2"><text:span text:style-name="T1">Got signature</text:span></text:p>
          <text:p text:style-name="P2"><text:span text:style-name="T1">From peer (or origin)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064cm" svg:height="2.667cm" svg:x="0.365cm" svg:y="19.415cm">
          <text:p text:style-name="P2"><text:span text:style-name="T1">Got cancellation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4.699cm" svg:height="2.286cm" svg:x="8.366cm" svg:y="6.588cm">
          <text:p text:style-name="P2"><text:span text:style-name="T1">Recipient found</text:span></text:p>
          <text:p text:style-name="P2"><text:span text:style-name="T1">locally</text:span></text:p>
          <text:p text:style-name="P2"><text:span text:style-name="T1">--------------------</text:span></text:p>
          <text:p text:style-name="P2"><text:span text:style-name="T1">Store lift</text:span></text:p>
          <text:p text:style-name="P2"><text:span text:style-name="T1">Request: d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4.699cm" svg:height="2.413cm" svg:x="0.746cm" svg:y="7.35cm">
          <text:p text:style-name="P2"><text:span text:style-name="T1">Route found for</text:span></text:p>
          <text:p text:style-name="P2"><text:span text:style-name="T1">recipient</text:span></text:p>
          <text:p text:style-name="P2"><text:span text:style-name="T1">--------------------</text:span></text:p>
          <text:p text:style-name="P2"><text:span text:style-name="T1">Store lift</text:span></text:p>
          <text:p text:style-name="P2"><text:span text:style-name="T1">Request: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4.699cm" svg:height="1.651cm" svg:x="1.889cm" svg:y="2.524cm">
          <text:p text:style-name="P2"><text:span text:style-name="T1">Not found</text:span></text:p>
          <text:p text:style-name="P2"><text:span text:style-name="T1">--------------------</text:span></text:p>
          <text:p text:style-name="P2"><text:span text:style-name="T1">Reply: fai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41" draw:id="id41" draw:layer="layout" svg:width="2.413cm" svg:height="1.651cm" svg:x="2.016cm" svg:y="10.398cm">
          <text:p text:style-name="P2"><text:span text:style-name="T1">relay</text:span></text:p>
          <text:p text:style-name="P2"><text:span text:style-name="T1">(void,rela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xml:id="id39" draw:id="id39" draw:layer="layout" svg:width="2.413cm" svg:height="1.651cm" svg:x="8.874cm" svg:y="10.271cm">
          <text:p text:style-name="P2"><text:span text:style-name="T1">local</text:span></text:p>
          <text:p text:style-name="P2"><text:span text:style-name="T1">(void,local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81cm" svg:y1="11.922cm" svg:x2="6.616cm" svg:y2="17.116cm" draw:start-shape="id39" draw:start-glue-point="8" draw:end-shape="id32" draw:end-glue-point="11" svg:d="M10081 11922c0 3712-3465 1116-3465 5194" svg:viewBox="0 0 3466 5195">
          <text:p/>
        </draw:connector>
        <draw:connector draw:style-name="gr1" draw:text-style-name="P1" draw:layer="layout" draw:type="curve" svg:x1="3.223cm" svg:y1="12.049cm" svg:x2="4.909cm" svg:y2="17.116cm" draw:start-shape="id41" draw:start-glue-point="8" draw:end-shape="id32" draw:end-glue-point="5" svg:d="M3223 12049c0 3618 1686 1085 1686 5067" svg:viewBox="0 0 1687 5068">
          <text:p/>
        </draw:connector>
        <draw:custom-shape draw:style-name="gr12" draw:text-style-name="P11" draw:layer="layout" svg:width="4.064cm" svg:height="2.286cm" svg:x="1.254cm" svg:y="13.065cm">
          <text:p text:style-name="P2"><text:span text:style-name="T1">DB Event: relay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next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334cm" svg:y="12.938cm">
          <text:p text:style-name="P2"><text:span text:style-name="T1">DB Event: local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originating system</text:span></text:p>
          <text:p text:style-name="P2"><text:span text:style-name="T1">Action: termin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0" draw:id="id30" draw:layer="layout" svg:width="2.413cm" svg:height="1.651cm" svg:x="18.145cm" svg:y="9.636cm">
          <text:p text:style-name="P2"><text:span text:style-name="T1">init</text:span></text:p>
          <text:p text:style-name="P2"><text:span text:style-name="T1">(void, ini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8.463cm" svg:y1="5.572cm" svg:x2="19.352cm" svg:y2="9.636cm" draw:start-shape="id36" draw:start-glue-point="8" draw:end-shape="id30" draw:end-glue-point="4" svg:d="M18463 5572c0 3046 889 1015 889 4064" svg:viewBox="0 0 890 4065">
          <text:p/>
        </draw:connector>
        <draw:custom-shape draw:style-name="gr12" draw:text-style-name="P11" draw:layer="layout" svg:width="4.064cm" svg:height="2.286cm" svg:x="16.748cm" svg:y="6.207cm">
          <text:p text:style-name="P2"><text:span text:style-name="T1">DB Event: draft</text:span></text:p>
          <text:p text:style-name="P2"><text:span text:style-name="T1">--------------------</text:span></text:p>
          <text:p text:style-name="P2"><text:span text:style-name="T1">Update local record</text:span></text:p>
          <text:p text:style-name="P2"><text:span text:style-name="T1">With pub key, socket</text:span></text:p>
          <text:p text:style-name="P2"><text:span text:style-name="T1">Request: 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4-10T14:46:19.651483997</dc:date>
    <meta:editing-duration>P31DT1H26M30S</meta:editing-duration>
    <meta:editing-cycles>71</meta:editing-cycles>
    <meta:generator>LibreOffice/6.2.0.3$MacOSX_X86_64 LibreOffice_project/98c6a8a1c6c7b144ce3cc729e34964b47ce25d62</meta:generator>
    <meta:document-statistic meta:object-count="188"/>
  </office:meta>
</office:document-meta>
</file>